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2000013AA000020DBBA6E0DB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Heading_20_1">
      <style:paragraph-properties fo:break-before="page"/>
    </style:style>
    <style:style style:name="fr1" style:family="graphic" style:parent-style-name="Graphics">
      <style:graphic-properties fo:margin-left="0cm" fo:margin-right="0.3cm" fo:margin-top="0.101cm" fo:margin-bottom="0.199cm" style:run-through="foreground" style:wrap="right" style:number-wrapped-paragraphs="no-limit" style:wrap-contour="false" style:vertical-pos="from-top" style:vertical-rel="paragraph" style:horizontal-pos="from-left" style:horizontal-rel="paragraph" fo:padding="0cm" fo:border="none" style:mirror="none" fo:clip="rect(1.921cm, 7.65cm, 1.92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ier Gewinnt Spiel</text:p>
      <text:h text:style-name="Heading_20_1" text:outline-level="1">Aufgabe</text:h>
      <text:p text:style-name="Text_20_body">Es soll ein Vier Gewinnt Spiel entstehen, wie es allgemein bekannt ist. Das Programm soll keinen Computergegner bieten, sondern von zwei Spielern bedient werden.</text:p>
      <text:p text:style-name="Text_20_body">Die Spieler sollen ihre Züge setzen können und das Programm prüft und verkündet das Spielende und den Gewinner.</text:p>
      <text:p text:style-name="Text_20_body">Der Zeitaufwand soll etwa 8 Arbeitsstunden betragen.</text:p>
      <text:h text:style-name="Heading_20_1" text:outline-level="1">Recherche</text:h>
      <text:p text:style-name="Text_20_body">Vier Gewinnt ist ein Spieleklassiker von MB Spiele bzw. Hasbro. Es gibt eine Unmenge an Computeradaptionen, die auch als Onlineversion spielbar sind.</text:p>
      <text:p text:style-name="Text_20_body">Vgl. <text:a xlink:type="simple" xlink:href="https://de.wikipedia.org/wiki/Vier_gewinnt" text:style-name="Internet_20_link" text:visited-style-name="Visited_20_Internet_20_Link">https://de.wikipedia.org/wiki/Vier_gewinnt</text:a>:</text:p>
      <text:p text:style-name="P1"><draw:frame draw:style-name="fr1" draw:name="Grafik1" text:anchor-type="paragraph" svg:x="0.049cm" svg:y="-0.019cm" svg:width="7.331cm" svg:height="7.789cm" draw:z-index="0"><draw:image xlink:href="https://upload.wikimedia.org/wikipedia/commons/8/84/Connect-four.jpg" xlink:type="simple" xlink:show="embed" xlink:actuate="onLoad"/></draw:frame> Vier gewinnt ist ein Zweipersonen-Strategiespiel mit dem Ziel, als Erster vier der eigenen Spielsteine in eine Linie zu bringen. </text:p>
      <text:p text:style-name="P1">Das Spiel wird auf einem senkrecht stehenden hohlen Spielbrett gespielt, in das die Spieler abwechselnd ihre Spielsteine fallen lassen. Das Spielbrett besteht aus sieben Spalten (senkrecht) und sechs Reihen (waagerecht). Jeder Spieler besitzt 21 gleichfarbige Spielsteine. Wenn ein Spieler einen Spielstein in eine Spalte fallen lässt, besetzt dieser den untersten freien Platz der Spalte. Gewinner ist der Spieler, der es als erster schafft, vier oder mehr seiner Spielsteine waagerecht, senkrecht oder diagonal in eine Linie zu bringen. Das Spiel endet unentschieden, wenn das Spielbrett komplett gefüllt ist, ohne dass ein Spieler eine Viererlinie gebildet hat.</text:p>
      <text:p text:style-name="Text_20_body">Das Spielfeld besteht im Original aus 7 Spalten und 6 Zeilen, in denen Steine gesetzt werden können.</text:p>
      <text:h text:style-name="Heading_20_1" text:outline-level="1"/>
      <text:h text:style-name="P3" text:outline-level="1">UI</text:h>
      <text:p text:style-name="Text_20_body">In Anlehnung an <text:a xlink:type="simple" xlink:href="http://images.google.de/imgres?imgurl=http%3A%2F%2Fsoftware.marioschneider-online.de%2Fimages%2Fscreenshots%2Fscr_viergewinnt2.png&amp;imgrefurl=http%3A%2F%2Fsoftware.marioschneider-online.de%2F%3FC%2523%253A_Vier_Gewinnt_Dot_Net&amp;h=812&amp;w=614&amp;tbnid=TwLZQnAN4LYH-M%3A&amp;docid=p9GHjacVCneMPM&amp;ei=6VFwVuqfCsPAPanooMAJ&amp;tbm=isch&amp;client=ubuntu&amp;iact=rc&amp;uact=3&amp;dur=1501&amp;page=1&amp;start=0&amp;ndsp=29&amp;ved=0ahUKEwiquPDutd7JAhVDYA8KHSk0CJgQrQMIaTAR" text:style-name="Internet_20_link" text:visited-style-name="Visited_20_Internet_20_Link">http://images.google.de/imgres?imgurl=http%3A%2F%2Fsoftware.marioschneider-online.de%2Fimages%2Fscreenshots%2Fscr_viergewinnt2.png&amp;imgrefurl=http%3A%2F%2Fsoftware.marioschneider-online.de%2F%3FC%2523%253A_Vier_Gewinnt_Dot_Net&amp;h=812&amp;w=614&amp;tbnid=TwLZQnAN4LYH-M%3A&amp;docid=p9GHjacVCneMPM&amp;ei=6VFwVuqfCsPAPanooMAJ&amp;tbm=isch&amp;client=ubuntu&amp;iact=rc&amp;uact=3&amp;dur=1501&amp;page=1&amp;start=0&amp;ndsp=29&amp;ved=0ahUKEwiquPDutd7JAhVDYA8KHSk0CJgQrQMIaTAR</text:a></text:p>
      <text:p text:style-name="Text_20_body"/>
      <text:p text:style-name="Text_20_body"><draw:frame draw:style-name="fr2" draw:name="Grafik2" text:anchor-type="paragraph" svg:width="5.034cm" svg:height="8.41cm" draw:z-index="1"><draw:image xlink:href="Pictures/200002B2000013AA000020DBBA6E0DB4.svm" xlink:type="simple" xlink:show="embed" xlink:actuate="onLoad"/></draw:frame>Ich möchte versuchen, die GUI so zu kapseln, dass sowohl Windows Forms als auch eine Webansicht möglich sind. Die Webansicht wird aus Zeitgründen vermutlich nicht realisiert.</text:p>
      <text:h text:style-name="Heading_20_2" text:outline-level="2">Datei Menü</text:h>
      <text:p text:style-name="Text_20_body">Das Datei Menü wird voraussichtlich nur die Einträge</text:p>
      <text:list xml:id="list1922819323160102115" text:style-name="L1">
        <text:list-item>
          <text:p text:style-name="P2">Neues Spiel</text:p>
        </text:list-item>
        <text:list-item>
          <text:p text:style-name="P2">Beenden</text:p>
        </text:list-item>
      </text:list>
      <text:p text:style-name="Text_20_body">enthalten.</text:p>
      <text:h text:style-name="Heading_20_2" text:outline-level="2">Optionen Menü</text:h>
      <text:p text:style-name="Text_20_body">Je nach Zeit könnten die Spielerfarben frei wählbar sein. Auch Spielernamen könnten hilfreich sein und würden in den Optionen zu Änder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Kreth</meta:initial-creator>
    <meta:creation-date>2015-12-15T19:11:30.30</meta:creation-date>
    <meta:document-statistic meta:table-count="0" meta:image-count="2" meta:object-count="0" meta:page-count="2" meta:paragraph-count="21" meta:word-count="280" meta:character-count="2309"/>
    <dc:date>2015-12-15T19:59:31.74</dc:date>
    <dc:creator>Markus Kreth</dc:creator>
    <meta:editing-duration>PT44S</meta:editing-duration>
    <meta:editing-cycles>1</meta:editing-cycles>
    <meta:generator>OpenOffice/4.1.2$Win32 OpenOffice.org_project/412m3$Build-9782</meta:generator>
  </office:meta>
</office:document-meta>
</file>